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A000003BD2F232F41.png" manifest:media-type="image/png"/>
  <manifest:file-entry manifest:full-path="Pictures/1000020100000219000003BB72C03D68.png" manifest:media-type="image/png"/>
  <manifest:file-entry manifest:full-path="Pictures/1000020100000219000003BB74A1068F.png" manifest:media-type="image/png"/>
  <manifest:file-entry manifest:full-path="Pictures/1000020100000219000003BBB18B2550.png" manifest:media-type="image/png"/>
  <manifest:file-entry manifest:full-path="Pictures/1000020100000219000003BBC8FF6464.png" manifest:media-type="image/png"/>
  <manifest:file-entry manifest:full-path="Pictures/1000020100000229000003D7BCE5A8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de3" officeooo:paragraph-rsid="0016bde3"/>
    </style:style>
    <style:style style:name="P2" style:family="paragraph" style:parent-style-name="Standard">
      <style:text-properties officeooo:rsid="0016bde3" officeooo:paragraph-rsid="0016bde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7457in" svg:y="1.2146in" svg:width="5.0161in" svg:height="8.9165in" draw:z-index="0">
        <draw:image xlink:href="Pictures/1000020100000229000003D7BCE5A8AC.png" xlink:type="simple" xlink:show="embed" xlink:actuate="onLoad"/>
      </draw:frame>
      <text:p text:style-name="P1">John Spicer</text:p>
      <text:p text:style-name="P1">I pledge my Honor that I have abided by the Stevens Honor Syste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5.5937in" svg:height="9.948in" draw:z-index="1"><draw:image xlink:href="Pictures/1000020100000219000003BBC8FF6464.png" xlink:type="simple" xlink:show="embed" xlink:actuate="onLoad"/></draw:frame><text:soft-page-break/></text:p>
      <text:p text:style-name="P1"><draw:frame draw:style-name="fr2" draw:name="Image3" text:anchor-type="paragraph" svg:width="5.5937in" svg:height="9.948in" draw:z-index="2"><draw:image xlink:href="Pictures/1000020100000219000003BBB18B2550.png" xlink:type="simple" xlink:show="embed" xlink:actuate="onLoad"/></draw:frame><text:soft-page-break/></text:p>
      <text:p text:style-name="P1"><draw:frame draw:style-name="fr2" draw:name="Image4" text:anchor-type="paragraph" svg:width="5.5937in" svg:height="9.948in" draw:z-index="3"><draw:image xlink:href="Pictures/1000020100000219000003BB74A1068F.png" xlink:type="simple" xlink:show="embed" xlink:actuate="onLoad"/></draw:frame><text:soft-page-break/></text:p>
      <text:p text:style-name="P1"><draw:frame draw:style-name="fr2" draw:name="Image5" text:anchor-type="paragraph" svg:width="5.5937in" svg:height="9.948in" draw:z-index="4"><draw:image xlink:href="Pictures/1000020100000219000003BB72C03D68.png" xlink:type="simple" xlink:show="embed" xlink:actuate="onLoad"/></draw:frame><text:soft-page-break/></text:p>
      <text:p text:style-name="P1"><draw:frame draw:style-name="fr2" draw:name="Image6" text:anchor-type="paragraph" svg:width="5.6043in" svg:height="9.9689in" draw:z-index="5"><draw:image xlink:href="Pictures/100002010000021A000003BD2F232F4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0:57:50.619707290</meta:creation-date>
    <dc:date>2015-10-04T21:34:38.494016340</dc:date>
    <meta:editing-duration>PT23M17S</meta:editing-duration>
    <meta:editing-cycles>2</meta:editing-cycles>
    <meta:generator>LibreOffice/4.4.2.2$Linux_X86_64 LibreOffice_project/40m0$Build-2</meta:generator>
    <meta:document-statistic meta:table-count="0" meta:image-count="6" meta:object-count="0" meta:page-count="6" meta:paragraph-count="2" meta:word-count="15" meta:character-count="76" meta:non-whitespace-character-count="63"/>
  </office:meta>
</office:document-meta>
</file>